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81pt"/>
    </style:style>
    <style:style style:name="co3" style:family="table-column">
      <style:table-column-properties fo:break-before="auto" style:column-width="89.09pt"/>
    </style:style>
    <style:style style:name="co4" style:family="table-column">
      <style:table-column-properties fo:break-before="auto" style:column-width="101.14pt"/>
    </style:style>
    <style:style style:name="co5" style:family="table-column">
      <style:table-column-properties fo:break-before="auto" style:column-width="101.99pt"/>
    </style:style>
    <style:style style:name="co6" style:family="table-column">
      <style:table-column-properties fo:break-before="auto" style:column-width="105.85pt"/>
    </style:style>
    <style:style style:name="co7" style:family="table-column">
      <style:table-column-properties fo:break-before="auto" style:column-width="12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inal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olt s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freq sd</text:p>
          </table:table-cell>
          <table:table-cell office:value-type="string" calcext:value-type="string">
            <text:p>log freq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.999965" calcext:value-type="float">
            <text:p>-4.999965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.4634188" calcext:value-type="float">
            <text:p>3.4634188</text:p>
          </table:table-cell>
          <table:table-cell office:value-type="float" office:value="0.00014326" calcext:value-type="float">
            <text:p>0.00014326</text:p>
          </table:table-cell>
          <table:table-cell table:formula="of:=LOG([.D2])/LOG(2)" office:value-type="float" office:value="1.79219685018353" calcext:value-type="float">
            <text:p>1.79219685018353</text:p>
          </table:table-cell>
          <table:table-cell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4.499929" calcext:value-type="float">
            <text:p>-4.499929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.9015659" calcext:value-type="float">
            <text:p>4.9015659</text:p>
          </table:table-cell>
          <table:table-cell office:value-type="float" office:value="0.00474505" calcext:value-type="float">
            <text:p>0.00474505</text:p>
          </table:table-cell>
          <table:table-cell table:formula="of:=LOG([.D3])/LOG(2)" office:value-type="float" office:value="2.29324271969048" calcext:value-type="float">
            <text:p>2.29324271969048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.999939" calcext:value-type="float">
            <text:p>-3.999939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.9338493" calcext:value-type="float">
            <text:p>6.9338493</text:p>
          </table:table-cell>
          <table:table-cell office:value-type="float" office:value="0.00785391" calcext:value-type="float">
            <text:p>0.00785391</text:p>
          </table:table-cell>
          <table:table-cell table:formula="of:=LOG([.D4])/LOG(2)" office:value-type="float" office:value="2.79365648140586" calcext:value-type="float">
            <text:p>2.79365648140586</text:p>
          </table:table-cell>
          <table:table-cell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3.499964" calcext:value-type="float">
            <text:p>-3.49996400</text:p>
          </table:table-cell>
          <table:table-cell office:value-type="float" office:value="0" calcext:value-type="float">
            <text:p>0</text:p>
          </table:table-cell>
          <table:table-cell office:value-type="float" office:value="9.8108363" calcext:value-type="float">
            <text:p>9.8108363</text:p>
          </table:table-cell>
          <table:table-cell office:value-type="float" office:value="0.00038958" calcext:value-type="float">
            <text:p>0.00038958</text:p>
          </table:table-cell>
          <table:table-cell table:formula="of:=LOG([.D5])/LOG(2)" office:value-type="float" office:value="3.29437612058698" calcext:value-type="float">
            <text:p>3.29437612058698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.99997" calcext:value-type="float">
            <text:p>-2.9999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.872166" calcext:value-type="float">
            <text:p>13.872166</text:p>
          </table:table-cell>
          <table:table-cell office:value-type="float" office:value="0.00007406" calcext:value-type="float">
            <text:p>7.406E-05</text:p>
          </table:table-cell>
          <table:table-cell table:formula="of:=LOG([.D6])/LOG(2)" office:value-type="float" office:value="3.79412116254071" calcext:value-type="float">
            <text:p>3.79412116254071</text:p>
          </table:table-cell>
          <table:table-cell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2.499969" calcext:value-type="float">
            <text:p>-2.499969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9.611821" calcext:value-type="float">
            <text:p>19.611821</text:p>
          </table:table-cell>
          <table:table-cell office:value-type="float" office:value="0.0007006" calcext:value-type="float">
            <text:p>0.0007006</text:p>
          </table:table-cell>
          <table:table-cell table:formula="of:=LOG([.D7])/LOG(2)" office:value-type="float" office:value="4.293651593992" calcext:value-type="float">
            <text:p>4.293651593992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.999941" calcext:value-type="float">
            <text:p>-1.999941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7.715545" calcext:value-type="float">
            <text:p>27.715545</text:p>
          </table:table-cell>
          <table:table-cell office:value-type="float" office:value="0.001318" calcext:value-type="float">
            <text:p>0.001318</text:p>
          </table:table-cell>
          <table:table-cell table:formula="of:=LOG([.D8])/LOG(2)" office:value-type="float" office:value="4.79262347202575" calcext:value-type="float">
            <text:p>4.79262347202575</text:p>
          </table:table-cell>
          <table:table-cell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1.899948" calcext:value-type="float">
            <text:p>-1.899948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9.698981" calcext:value-type="float">
            <text:p>29.698981</text:p>
          </table:table-cell>
          <table:table-cell office:value-type="float" office:value="0.0008567" calcext:value-type="float">
            <text:p>0.0008567</text:p>
          </table:table-cell>
          <table:table-cell table:formula="of:=LOG([.D9])/LOG(2)" office:value-type="float" office:value="4.89234152653742" calcext:value-type="float">
            <text:p>4.89234152653742</text:p>
          </table:table-cell>
          <table:table-cell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1.799965" calcext:value-type="float">
            <text:p>-1.799965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1.822886" calcext:value-type="float">
            <text:p>31.822886</text:p>
          </table:table-cell>
          <table:table-cell office:value-type="float" office:value="0.0007233" calcext:value-type="float">
            <text:p>0.0007233</text:p>
          </table:table-cell>
          <table:table-cell table:formula="of:=LOG([.D10])/LOG(2)" office:value-type="float" office:value="4.99199277370793" calcext:value-type="float">
            <text:p>4.99199277370793</text:p>
          </table:table-cell>
          <table:table-cell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1.699965" calcext:value-type="float">
            <text:p>-1.69996500</text:p>
          </table:table-cell>
          <table:table-cell office:value-type="float" office:value="0" calcext:value-type="float">
            <text:p>0</text:p>
          </table:table-cell>
          <table:table-cell office:value-type="float" office:value="34.105511" calcext:value-type="float">
            <text:p>34.105511</text:p>
          </table:table-cell>
          <table:table-cell office:value-type="float" office:value="0.0007898" calcext:value-type="float">
            <text:p>0.0007898</text:p>
          </table:table-cell>
          <table:table-cell table:formula="of:=LOG([.D11])/LOG(2)" office:value-type="float" office:value="5.09193297343219" calcext:value-type="float">
            <text:p>5.09193297343219</text:p>
          </table:table-cell>
          <table:table-cell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1.599941" calcext:value-type="float">
            <text:p>-1.59994100</text:p>
          </table:table-cell>
          <table:table-cell office:value-type="float" office:value="0" calcext:value-type="float">
            <text:p>0</text:p>
          </table:table-cell>
          <table:table-cell office:value-type="float" office:value="36.543388" calcext:value-type="float">
            <text:p>36.543388</text:p>
          </table:table-cell>
          <table:table-cell office:value-type="float" office:value="0.0014647" calcext:value-type="float">
            <text:p>0.0014647</text:p>
          </table:table-cell>
          <table:table-cell table:formula="of:=LOG([.D12])/LOG(2)" office:value-type="float" office:value="5.19153848977808" calcext:value-type="float">
            <text:p>5.19153848977808</text:p>
          </table:table-cell>
          <table:table-cell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499956" calcext:value-type="float">
            <text:p>-1.499956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9.160063" calcext:value-type="float">
            <text:p>39.160063</text:p>
          </table:table-cell>
          <table:table-cell office:value-type="float" office:value="0.0008243" calcext:value-type="float">
            <text:p>0.0008243</text:p>
          </table:table-cell>
          <table:table-cell table:formula="of:=LOG([.D13])/LOG(2)" office:value-type="float" office:value="5.29131118081249" calcext:value-type="float">
            <text:p>5.29131118081249</text:p>
          </table:table-cell>
          <table:table-cell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1.399979" calcext:value-type="float">
            <text:p>-1.399979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1.96474" calcext:value-type="float">
            <text:p>41.96474</text:p>
          </table:table-cell>
          <table:table-cell office:value-type="float" office:value="0.0011327" calcext:value-type="float">
            <text:p>0.0011327</text:p>
          </table:table-cell>
          <table:table-cell table:formula="of:=LOG([.D14])/LOG(2)" office:value-type="float" office:value="5.39110573725143" calcext:value-type="float">
            <text:p>5.39110573725143</text:p>
          </table:table-cell>
          <table:table-cell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1.29998" calcext:value-type="float">
            <text:p>-1.2999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4.962778" calcext:value-type="float">
            <text:p>44.962778</text:p>
          </table:table-cell>
          <table:table-cell office:value-type="float" office:value="0.0012979" calcext:value-type="float">
            <text:p>0.0012979</text:p>
          </table:table-cell>
          <table:table-cell table:formula="of:=LOG([.D15])/LOG(2)" office:value-type="float" office:value="5.49065926930321" calcext:value-type="float">
            <text:p>5.49065926930321</text:p>
          </table:table-cell>
          <table:table-cell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1.199947" calcext:value-type="float">
            <text:p>-1.199947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8.180259" calcext:value-type="float">
            <text:p>48.180259</text:p>
          </table:table-cell>
          <table:table-cell office:value-type="float" office:value="0.0009683" calcext:value-type="float">
            <text:p>0.0009683</text:p>
          </table:table-cell>
          <table:table-cell table:formula="of:=LOG([.D16])/LOG(2)" office:value-type="float" office:value="5.59037024390192" calcext:value-type="float">
            <text:p>5.59037024390192</text:p>
          </table:table-cell>
          <table:table-cell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1.0999472" calcext:value-type="float">
            <text:p>-1.0999472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51.625619" calcext:value-type="float">
            <text:p>51.625619</text:p>
          </table:table-cell>
          <table:table-cell office:value-type="float" office:value="0.0003109" calcext:value-type="float">
            <text:p>0.0003109</text:p>
          </table:table-cell>
          <table:table-cell table:formula="of:=LOG([.D17])/LOG(2)" office:value-type="float" office:value="5.6900152696834" calcext:value-type="float">
            <text:p>5.690015269683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9999654" calcext:value-type="float">
            <text:p>-0.99996540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55.319816" calcext:value-type="float">
            <text:p>55.319816</text:p>
          </table:table-cell>
          <table:table-cell office:value-type="float" office:value="0.0009635" calcext:value-type="float">
            <text:p>0.0009635</text:p>
          </table:table-cell>
          <table:table-cell table:formula="of:=LOG([.D18])/LOG(2)" office:value-type="float" office:value="5.78972445281596" calcext:value-type="float">
            <text:p>5.78972445281596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8999886" calcext:value-type="float">
            <text:p>-0.89998860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59.277739" calcext:value-type="float">
            <text:p>59.277739</text:p>
          </table:table-cell>
          <table:table-cell office:value-type="float" office:value="0.001292" calcext:value-type="float">
            <text:p>0.001292</text:p>
          </table:table-cell>
          <table:table-cell table:formula="of:=LOG([.D19])/LOG(2)" office:value-type="float" office:value="5.88941851561316" calcext:value-type="float">
            <text:p>5.88941851561316</text:p>
          </table:table-cell>
          <table:table-cell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7999528" calcext:value-type="float">
            <text:p>-0.79995280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63.518523" calcext:value-type="float">
            <text:p>63.518523</text:p>
          </table:table-cell>
          <table:table-cell office:value-type="float" office:value="0.001167" calcext:value-type="float">
            <text:p>0.001167</text:p>
          </table:table-cell>
          <table:table-cell table:formula="of:=LOG([.D20])/LOG(2)" office:value-type="float" office:value="5.98910546068452" calcext:value-type="float">
            <text:p>5.98910546068452</text:p>
          </table:table-cell>
          <table:table-cell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6999593" calcext:value-type="float">
            <text:p>-0.6999593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68.062229" calcext:value-type="float">
            <text:p>68.062229</text:p>
          </table:table-cell>
          <table:table-cell office:value-type="float" office:value="0.001669" calcext:value-type="float">
            <text:p>0.001669</text:p>
          </table:table-cell>
          <table:table-cell table:formula="of:=LOG([.D21])/LOG(2)" office:value-type="float" office:value="6.08878249442109" calcext:value-type="float">
            <text:p>6.08878249442109</text:p>
          </table:table-cell>
          <table:table-cell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5999659" calcext:value-type="float">
            <text:p>-0.5999659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72.932444" calcext:value-type="float">
            <text:p>72.932444</text:p>
          </table:table-cell>
          <table:table-cell office:value-type="float" office:value="0.001592" calcext:value-type="float">
            <text:p>0.001592</text:p>
          </table:table-cell>
          <table:table-cell table:formula="of:=LOG([.D22])/LOG(2)" office:value-type="float" office:value="6.18848883516467" calcext:value-type="float">
            <text:p>6.18848883516467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4999576" calcext:value-type="float">
            <text:p>-0.49995760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78.144333" calcext:value-type="float">
            <text:p>78.144333</text:p>
          </table:table-cell>
          <table:table-cell office:value-type="float" office:value="0.002035" calcext:value-type="float">
            <text:p>0.002035</text:p>
          </table:table-cell>
          <table:table-cell table:formula="of:=LOG([.D23])/LOG(2)" office:value-type="float" office:value="6.2880693481604" calcext:value-type="float">
            <text:p>6.2880693481604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3999476" calcext:value-type="float">
            <text:p>-0.3999476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83.731961" calcext:value-type="float">
            <text:p>83.731961</text:p>
          </table:table-cell>
          <table:table-cell office:value-type="float" office:value="0.002993" calcext:value-type="float">
            <text:p>0.002993</text:p>
          </table:table-cell>
          <table:table-cell table:formula="of:=LOG([.D24])/LOG(2)" office:value-type="float" office:value="6.38770650828249" calcext:value-type="float">
            <text:p>6.38770650828249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0.2999424" calcext:value-type="float">
            <text:p>-0.29994240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89.722455" calcext:value-type="float">
            <text:p>89.722455</text:p>
          </table:table-cell>
          <table:table-cell office:value-type="float" office:value="0.001919" calcext:value-type="float">
            <text:p>0.001919</text:p>
          </table:table-cell>
          <table:table-cell table:formula="of:=LOG([.D25])/LOG(2)" office:value-type="float" office:value="6.48739719110144" calcext:value-type="float">
            <text:p>6.48739719110144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199973" calcext:value-type="float">
            <text:p>-0.199973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96.132789" calcext:value-type="float">
            <text:p>96.132789</text:p>
          </table:table-cell>
          <table:table-cell office:value-type="float" office:value="0.001893" calcext:value-type="float">
            <text:p>0.001893</text:p>
          </table:table-cell>
          <table:table-cell table:formula="of:=LOG([.D26])/LOG(2)" office:value-type="float" office:value="6.58695668467367" calcext:value-type="float">
            <text:p>6.58695668467367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9998963" calcext:value-type="float">
            <text:p>-0.09998963</text:p>
          </table:table-cell>
          <table:table-cell office:value-type="float" office:value="0.00000032" calcext:value-type="float">
            <text:p>3.2E-07</text:p>
          </table:table-cell>
          <table:table-cell office:value-type="float" office:value="102.99573" calcext:value-type="float">
            <text:p>102.99573</text:p>
          </table:table-cell>
          <table:table-cell office:value-type="float" office:value="0.003663" calcext:value-type="float">
            <text:p>0.003663</text:p>
          </table:table-cell>
          <table:table-cell table:formula="of:=LOG([.D27])/LOG(2)" office:value-type="float" office:value="6.68644071712963" calcext:value-type="float">
            <text:p>6.686440717129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616" calcext:value-type="float">
            <text:p>0.00061600</text:p>
          </table:table-cell>
          <table:table-cell office:value-type="float" office:value="0.00000378" calcext:value-type="float">
            <text:p>3.78E-06</text:p>
          </table:table-cell>
          <table:table-cell office:value-type="float" office:value="110.37096" calcext:value-type="float">
            <text:p>110.37096</text:p>
          </table:table-cell>
          <table:table-cell office:value-type="float" office:value="0.001367" calcext:value-type="float">
            <text:p>0.001367</text:p>
          </table:table-cell>
          <table:table-cell table:formula="of:=LOG([.D28])/LOG(2)" office:value-type="float" office:value="6.78621682044904" calcext:value-type="float">
            <text:p>6.786216820449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.000016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0.16106" calcext:value-type="float">
            <text:p>110.16106</text:p>
          </table:table-cell>
          <table:table-cell office:value-type="float" office:value="0.005264" calcext:value-type="float">
            <text:p>0.005264</text:p>
          </table:table-cell>
          <table:table-cell table:formula="of:=LOG([.D29])/LOG(2)" office:value-type="float" office:value="6.78347053643528" calcext:value-type="float">
            <text:p>6.78347053643528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9998869" calcext:value-type="float">
            <text:p>0.09998869</text:p>
          </table:table-cell>
          <table:table-cell office:value-type="float" office:value="0.00000039" calcext:value-type="float">
            <text:p>3.9E-07</text:p>
          </table:table-cell>
          <table:table-cell office:value-type="float" office:value="118.26086" calcext:value-type="float">
            <text:p>118.26086</text:p>
          </table:table-cell>
          <table:table-cell office:value-type="float" office:value="0.001949" calcext:value-type="float">
            <text:p>0.001949</text:p>
          </table:table-cell>
          <table:table-cell table:formula="of:=LOG([.D30])/LOG(2)" office:value-type="float" office:value="6.88582886339212" calcext:value-type="float">
            <text:p>6.885828863392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.000016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0.16106" calcext:value-type="float">
            <text:p>110.16106</text:p>
          </table:table-cell>
          <table:table-cell office:value-type="float" office:value="0.005264" calcext:value-type="float">
            <text:p>0.005264</text:p>
          </table:table-cell>
          <table:table-cell table:formula="of:=LOG([.D31])/LOG(2)" office:value-type="float" office:value="6.78347053643528" calcext:value-type="float">
            <text:p>6.78347053643528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999691" calcext:value-type="float">
            <text:p>0.0999691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18.07251" calcext:value-type="float">
            <text:p>118.07251</text:p>
          </table:table-cell>
          <table:table-cell office:value-type="float" office:value="0.003528" calcext:value-type="float">
            <text:p>0.003528</text:p>
          </table:table-cell>
          <table:table-cell table:formula="of:=LOG([.D32])/LOG(2)" office:value-type="float" office:value="6.88352930096907" calcext:value-type="float">
            <text:p>6.88352930096907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99485" calcext:value-type="float">
            <text:p>0.19994850</text:p>
          </table:table-cell>
          <table:table-cell office:value-type="float" office:value="0.0000009" calcext:value-type="float">
            <text:p>9E-07</text:p>
          </table:table-cell>
          <table:table-cell office:value-type="float" office:value="126.52928" calcext:value-type="float">
            <text:p>126.52928</text:p>
          </table:table-cell>
          <table:table-cell office:value-type="float" office:value="0.002549" calcext:value-type="float">
            <text:p>0.002549</text:p>
          </table:table-cell>
          <table:table-cell table:formula="of:=LOG([.D33])/LOG(2)" office:value-type="float" office:value="6.9833274657838" calcext:value-type="float">
            <text:p>6.983327465783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99177" calcext:value-type="float">
            <text:p>0.2999177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35.59693" calcext:value-type="float">
            <text:p>135.59693</text:p>
          </table:table-cell>
          <table:table-cell office:value-type="float" office:value="0.002413" calcext:value-type="float">
            <text:p>0.002413</text:p>
          </table:table-cell>
          <table:table-cell table:formula="of:=LOG([.D34])/LOG(2)" office:value-type="float" office:value="7.08318070509328" calcext:value-type="float">
            <text:p>7.08318070509328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99188" calcext:value-type="float">
            <text:p>0.3999188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145.28681" calcext:value-type="float">
            <text:p>145.28681</text:p>
          </table:table-cell>
          <table:table-cell office:value-type="float" office:value="0.005297" calcext:value-type="float">
            <text:p>0.005297</text:p>
          </table:table-cell>
          <table:table-cell table:formula="of:=LOG([.D35])/LOG(2)" office:value-type="float" office:value="7.18275992226129" calcext:value-type="float">
            <text:p>7.1827599222612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99473" calcext:value-type="float">
            <text:p>0.4999473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155.69336" calcext:value-type="float">
            <text:p>155.69336</text:p>
          </table:table-cell>
          <table:table-cell office:value-type="float" office:value="0.003325" calcext:value-type="float">
            <text:p>0.003325</text:p>
          </table:table-cell>
          <table:table-cell table:formula="of:=LOG([.D36])/LOG(2)" office:value-type="float" office:value="7.28256360754208" calcext:value-type="float">
            <text:p>7.2825636075420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999368" calcext:value-type="float">
            <text:p>0.5999368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166.86009" calcext:value-type="float">
            <text:p>166.86009</text:p>
          </table:table-cell>
          <table:table-cell office:value-type="float" office:value="0.00234" calcext:value-type="float">
            <text:p>0.00234</text:p>
          </table:table-cell>
          <table:table-cell table:formula="of:=LOG([.D37])/LOG(2)" office:value-type="float" office:value="7.38249511844557" calcext:value-type="float">
            <text:p>7.3824951184455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99299" calcext:value-type="float">
            <text:p>0.69992990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178.78204" calcext:value-type="float">
            <text:p>178.78204</text:p>
          </table:table-cell>
          <table:table-cell office:value-type="float" office:value="0.001748" calcext:value-type="float">
            <text:p>0.001748</text:p>
          </table:table-cell>
          <table:table-cell table:formula="of:=LOG([.D38])/LOG(2)" office:value-type="float" office:value="7.48205800401207" calcext:value-type="float">
            <text:p>7.4820580040120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999216" calcext:value-type="float">
            <text:p>0.7999216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191.62913" calcext:value-type="float">
            <text:p>191.62913</text:p>
          </table:table-cell>
          <table:table-cell office:value-type="float" office:value="0.003131" calcext:value-type="float">
            <text:p>0.003131</text:p>
          </table:table-cell>
          <table:table-cell table:formula="of:=LOG([.D39])/LOG(2)" office:value-type="float" office:value="7.58217307502505" calcext:value-type="float">
            <text:p>7.5821730750250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999582" calcext:value-type="float">
            <text:p>0.89995820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205.31931" calcext:value-type="float">
            <text:p>205.31931</text:p>
          </table:table-cell>
          <table:table-cell office:value-type="float" office:value="0.005321" calcext:value-type="float">
            <text:p>0.005321</text:p>
          </table:table-cell>
          <table:table-cell table:formula="of:=LOG([.D40])/LOG(2)" office:value-type="float" office:value="7.68172550709545" calcext:value-type="float">
            <text:p>7.681725507095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9335" calcext:value-type="float">
            <text:p>0.9999335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20.0344" calcext:value-type="float">
            <text:p>220.0344</text:p>
          </table:table-cell>
          <table:table-cell office:value-type="float" office:value="0.005389" calcext:value-type="float">
            <text:p>0.005389</text:p>
          </table:table-cell>
          <table:table-cell table:formula="of:=LOG([.D41])/LOG(2)" office:value-type="float" office:value="7.78158528093261" calcext:value-type="float">
            <text:p>7.78158528093261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99916" calcext:value-type="float">
            <text:p>1.09991600</text:p>
          </table:table-cell>
          <table:table-cell office:value-type="float" office:value="0" calcext:value-type="float">
            <text:p>0</text:p>
          </table:table-cell>
          <table:table-cell office:value-type="float" office:value="235.77722" calcext:value-type="float">
            <text:p>235.77722</text:p>
          </table:table-cell>
          <table:table-cell office:value-type="float" office:value="0.003568" calcext:value-type="float">
            <text:p>0.003568</text:p>
          </table:table-cell>
          <table:table-cell table:formula="of:=LOG([.D42])/LOG(2)" office:value-type="float" office:value="7.88128052649523" calcext:value-type="float">
            <text:p>7.88128052649523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199916" calcext:value-type="float">
            <text:p>1.19991600</text:p>
          </table:table-cell>
          <table:table-cell office:value-type="float" office:value="0" calcext:value-type="float">
            <text:p>0</text:p>
          </table:table-cell>
          <table:table-cell office:value-type="float" office:value="252.6585" calcext:value-type="float">
            <text:p>252.6585</text:p>
          </table:table-cell>
          <table:table-cell office:value-type="float" office:value="0.003597" calcext:value-type="float">
            <text:p>0.003597</text:p>
          </table:table-cell>
          <table:table-cell table:formula="of:=LOG([.D43])/LOG(2)" office:value-type="float" office:value="7.98104490605186" calcext:value-type="float">
            <text:p>7.98104490605186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299949" calcext:value-type="float">
            <text:p>1.299949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70.74456" calcext:value-type="float">
            <text:p>270.74456</text:p>
          </table:table-cell>
          <table:table-cell office:value-type="float" office:value="0.004945" calcext:value-type="float">
            <text:p>0.004945</text:p>
          </table:table-cell>
          <table:table-cell table:formula="of:=LOG([.D44])/LOG(2)" office:value-type="float" office:value="8.08078854020346" calcext:value-type="float">
            <text:p>8.0807885402034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399947" calcext:value-type="float">
            <text:p>1.399947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90.13032" calcext:value-type="float">
            <text:p>290.13032</text:p>
          </table:table-cell>
          <table:table-cell office:value-type="float" office:value="0.004617" calcext:value-type="float">
            <text:p>0.004617</text:p>
          </table:table-cell>
          <table:table-cell table:formula="of:=LOG([.D45])/LOG(2)" office:value-type="float" office:value="8.18055726169088" calcext:value-type="float">
            <text:p>8.18055726169088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99926" calcext:value-type="float">
            <text:p>1.49992600</text:p>
          </table:table-cell>
          <table:table-cell office:value-type="float" office:value="0" calcext:value-type="float">
            <text:p>0</text:p>
          </table:table-cell>
          <table:table-cell office:value-type="float" office:value="310.88954" calcext:value-type="float">
            <text:p>310.88954</text:p>
          </table:table-cell>
          <table:table-cell office:value-type="float" office:value="0.00449" calcext:value-type="float">
            <text:p>0.00449</text:p>
          </table:table-cell>
          <table:table-cell table:formula="of:=LOG([.D46])/LOG(2)" office:value-type="float" office:value="8.28025826723212" calcext:value-type="float">
            <text:p>8.28025826723212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599911" calcext:value-type="float">
            <text:p>1.59991100</text:p>
          </table:table-cell>
          <table:table-cell office:value-type="float" office:value="0" calcext:value-type="float">
            <text:p>0</text:p>
          </table:table-cell>
          <table:table-cell office:value-type="float" office:value="333.14579" calcext:value-type="float">
            <text:p>333.14579</text:p>
          </table:table-cell>
          <table:table-cell office:value-type="float" office:value="0.005786" calcext:value-type="float">
            <text:p>0.005786</text:p>
          </table:table-cell>
          <table:table-cell table:formula="of:=LOG([.D47])/LOG(2)" office:value-type="float" office:value="8.38000985200002" calcext:value-type="float">
            <text:p>8.38000985200002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699935" calcext:value-type="float">
            <text:p>1.699935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57.02951" calcext:value-type="float">
            <text:p>357.02951</text:p>
          </table:table-cell>
          <table:table-cell office:value-type="float" office:value="0.004513" calcext:value-type="float">
            <text:p>0.004513</text:p>
          </table:table-cell>
          <table:table-cell table:formula="of:=LOG([.D48])/LOG(2)" office:value-type="float" office:value="8.47989951380823" calcext:value-type="float">
            <text:p>8.47989951380823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799935" calcext:value-type="float">
            <text:p>1.799935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82.57879" calcext:value-type="float">
            <text:p>382.57879</text:p>
          </table:table-cell>
          <table:table-cell office:value-type="float" office:value="0.006173" calcext:value-type="float">
            <text:p>0.006173</text:p>
          </table:table-cell>
          <table:table-cell table:formula="of:=LOG([.D49])/LOG(2)" office:value-type="float" office:value="8.57961308329666" calcext:value-type="float">
            <text:p>8.57961308329666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899918" calcext:value-type="float">
            <text:p>1.899918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09.9611" calcext:value-type="float">
            <text:p>409.9611</text:p>
          </table:table-cell>
          <table:table-cell office:value-type="float" office:value="0.006938" calcext:value-type="float">
            <text:p>0.006938</text:p>
          </table:table-cell>
          <table:table-cell table:formula="of:=LOG([.D50])/LOG(2)" office:value-type="float" office:value="8.67934321292111" calcext:value-type="float">
            <text:p>8.67934321292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9911" calcext:value-type="float">
            <text:p>1.999911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39.30768" calcext:value-type="float">
            <text:p>439.30768</text:p>
          </table:table-cell>
          <table:table-cell office:value-type="float" office:value="0.005769" calcext:value-type="float">
            <text:p>0.005769</text:p>
          </table:table-cell>
          <table:table-cell table:formula="of:=LOG([.D51])/LOG(2)" office:value-type="float" office:value="8.77908791069656" calcext:value-type="float">
            <text:p>8.77908791069656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499939" calcext:value-type="float">
            <text:p>2.499939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20.86993" calcext:value-type="float">
            <text:p>620.86993</text:p>
          </table:table-cell>
          <table:table-cell office:value-type="float" office:value="0.010441" calcext:value-type="float">
            <text:p>0.010441</text:p>
          </table:table-cell>
          <table:table-cell table:formula="of:=LOG([.D52])/LOG(2)" office:value-type="float" office:value="9.27814725049305" calcext:value-type="float">
            <text:p>9.278147250493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99938" calcext:value-type="float">
            <text:p>2.999938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77.66829" calcext:value-type="float">
            <text:p>877.66829</text:p>
          </table:table-cell>
          <table:table-cell office:value-type="float" office:value="0.011732" calcext:value-type="float">
            <text:p>0.011732</text:p>
          </table:table-cell>
          <table:table-cell table:formula="of:=LOG([.D53])/LOG(2)" office:value-type="float" office:value="9.77753197373294" calcext:value-type="float">
            <text:p>9.77753197373294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499935" calcext:value-type="float">
            <text:p>3.499935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40.8976" calcext:value-type="float">
            <text:p>1240.8976</text:p>
          </table:table-cell>
          <table:table-cell office:value-type="float" office:value="0.022109" calcext:value-type="float">
            <text:p>0.022109</text:p>
          </table:table-cell>
          <table:table-cell table:formula="of:=LOG([.D54])/LOG(2)" office:value-type="float" office:value="10.2771683525337" calcext:value-type="float">
            <text:p>10.27716835253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9908" calcext:value-type="float">
            <text:p>3.999908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54.6921" calcext:value-type="float">
            <text:p>1754.6921</text:p>
          </table:table-cell>
          <table:table-cell office:value-type="float" office:value="0.023925" calcext:value-type="float">
            <text:p>0.023925</text:p>
          </table:table-cell>
          <table:table-cell table:formula="of:=LOG([.D55])/LOG(2)" office:value-type="float" office:value="10.7770021842667" calcext:value-type="float">
            <text:p>10.7770021842667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99901" calcext:value-type="float">
            <text:p>4.499901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481.6378" calcext:value-type="float">
            <text:p>2481.6378</text:p>
          </table:table-cell>
          <table:table-cell office:value-type="float" office:value="0.044992" calcext:value-type="float">
            <text:p>0.044992</text:p>
          </table:table-cell>
          <table:table-cell table:formula="of:=LOG([.D56])/LOG(2)" office:value-type="float" office:value="11.2770768512685" calcext:value-type="float">
            <text:p>11.27707685126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99934" calcext:value-type="float">
            <text:p>4.999934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507.9161" calcext:value-type="float">
            <text:p>3507.9161</text:p>
          </table:table-cell>
          <table:table-cell office:value-type="float" office:value="0.059527" calcext:value-type="float">
            <text:p>0.059527</text:p>
          </table:table-cell>
          <table:table-cell table:formula="of:=LOG([.D57])/LOG(2)" office:value-type="float" office:value="11.7763985274386" calcext:value-type="float">
            <text:p>11.7763985274386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.499927" calcext:value-type="float">
            <text:p>5.499927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4959.6807" calcext:value-type="float">
            <text:p>4959.6807</text:p>
          </table:table-cell>
          <table:table-cell office:value-type="float" office:value="0.072278" calcext:value-type="float">
            <text:p>0.072278</text:p>
          </table:table-cell>
          <table:table-cell table:formula="of:=LOG([.D58])/LOG(2)" office:value-type="float" office:value="12.2760315287915" calcext:value-type="float">
            <text:p>12.27603152879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9928" calcext:value-type="float">
            <text:p>5.999928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003.1904" calcext:value-type="float">
            <text:p>7003.1904</text:p>
          </table:table-cell>
          <table:table-cell office:value-type="float" office:value="0.033122" calcext:value-type="float">
            <text:p>0.033122</text:p>
          </table:table-cell>
          <table:table-cell table:formula="of:=LOG([.D59])/LOG(2)" office:value-type="float" office:value="12.7737965961012" calcext:value-type="float">
            <text:p>12.7737965961012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.499915" calcext:value-type="float">
            <text:p>6.499915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869.6293" calcext:value-type="float">
            <text:p>9869.6293</text:p>
          </table:table-cell>
          <table:table-cell office:value-type="float" office:value="0.17691" calcext:value-type="float">
            <text:p>0.17691</text:p>
          </table:table-cell>
          <table:table-cell table:formula="of:=LOG([.D60])/LOG(2)" office:value-type="float" office:value="13.2687801832146" calcext:value-type="float">
            <text:p>13.26878018321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999897" calcext:value-type="float">
            <text:p>6.999897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3860.174" calcext:value-type="float">
            <text:p>13860.174</text:p>
          </table:table-cell>
          <table:table-cell office:value-type="float" office:value="0.265827" calcext:value-type="float">
            <text:p>0.265827</text:p>
          </table:table-cell>
          <table:table-cell table:formula="of:=LOG([.D61])/LOG(2)" office:value-type="float" office:value="13.7586577486668" calcext:value-type="float">
            <text:p>13.7586577486668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.49995" calcext:value-type="float">
            <text:p>7.4999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9378.711" calcext:value-type="float">
            <text:p>19378.711</text:p>
          </table:table-cell>
          <table:table-cell office:value-type="float" office:value="0.256874" calcext:value-type="float">
            <text:p>0.256874</text:p>
          </table:table-cell>
          <table:table-cell table:formula="of:=LOG([.D62])/LOG(2)" office:value-type="float" office:value="14.2421849907692" calcext:value-type="float">
            <text:p>14.24218499076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9961" calcext:value-type="float">
            <text:p>7.999961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6813.074" calcext:value-type="float">
            <text:p>26813.074</text:p>
          </table:table-cell>
          <table:table-cell office:value-type="float" office:value="0.398069" calcext:value-type="float">
            <text:p>0.398069</text:p>
          </table:table-cell>
          <table:table-cell table:formula="of:=LOG([.D63])/LOG(2)" office:value-type="float" office:value="14.7106490069389" calcext:value-type="float">
            <text:p>14.7106490069389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499946" calcext:value-type="float">
            <text:p>8.499946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6459.356" calcext:value-type="float">
            <text:p>36459.356</text:p>
          </table:table-cell>
          <table:table-cell office:value-type="float" office:value="0.771375" calcext:value-type="float">
            <text:p>0.771375</text:p>
          </table:table-cell>
          <table:table-cell table:formula="of:=LOG([.D64])/LOG(2)" office:value-type="float" office:value="15.1540014581012" calcext:value-type="float">
            <text:p>15.15400145810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999928" calcext:value-type="float">
            <text:p>8.999928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48175.466" calcext:value-type="float">
            <text:p>48175.466</text:p>
          </table:table-cell>
          <table:table-cell office:value-type="float" office:value="1.199594" calcext:value-type="float">
            <text:p>1.199594</text:p>
          </table:table-cell>
          <table:table-cell table:formula="of:=LOG([.D65])/LOG(2)" office:value-type="float" office:value="15.5560110012887" calcext:value-type="float">
            <text:p>15.5560110012887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.499913" calcext:value-type="float">
            <text:p>9.499913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7602.441" calcext:value-type="float">
            <text:p>57602.441</text:p>
          </table:table-cell>
          <table:table-cell office:value-type="float" office:value="8.524465" calcext:value-type="float">
            <text:p>8.524465</text:p>
          </table:table-cell>
          <table:table-cell table:formula="of:=LOG([.D66])/LOG(2)" office:value-type="float" office:value="15.8138423291333" calcext:value-type="float">
            <text:p>15.8138423291333</text:p>
          </table:table-cell>
          <table:table-cell/>
        </table:table-row>
        <table:table-row table:style-name="ro1" table:number-rows-repeated="11">
          <table:table-cell/>
          <table:table-cell table:style-name="Default"/>
          <table:table-cell table:number-columns-repeated="5"/>
        </table:table-row>
        <table:table-row table:style-name="ro1" table:number-rows-repeated="51">
          <table:table-cell/>
          <table:table-cell table:style-name="Default"/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/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66.84pt" svg:y="2.83pt">
            <draw:object draw:notify-on-update-of-ranges="Sheet1.A1:Sheet1.A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50.69pt" svg:height="684.57pt" svg:x="0.03pt" svg:y="12.81pt">
            <draw:object draw:notify-on-update-of-ranges="Sheet1.B2:Sheet1.B66 Sheet1.F2:Sheet1.F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8:01:38.8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7:42:58.567000000</meta:creation-date>
    <dc:date>2018-11-23T22:32:20.775000000</dc:date>
    <meta:editing-duration>P1DT9H5M30S</meta:editing-duration>
    <meta:editing-cycles>3</meta:editing-cycles>
    <meta:generator>LibreOffice/6.0.1.1$Windows_X86_64 LibreOffice_project/60bfb1526849283ce2491346ed2aa51c465abfe6</meta:generator>
    <meta:document-statistic meta:table-count="2" meta:cell-count="3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Sheet1.A1:Sheet1.A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1.178cm" svg:height="24.151cm" xlink:href=".." xlink:type="simple" chart:class="chart:scatter" chart:style-name="ch1">
        <chart:legend svg:x="41.131cm" svg:y="10.038cm" style:legend-expansion="custom" chartooo:width="3.746cm" chartooo:height="0.706cm" style:legend-expansion-aspect-ratio="5.30594900849858" chart:style-name="ch2"/>
        <chart:plot-area chart:style-name="ch3" table:cell-range-address="Sheet1.B2:Sheet1.B66 Sheet1.F2:Sheet1.F66" svg:x="5.513cm" svg:y="0.954cm" svg:width="35.232cm" svg:height="21.763cm">
          <chartooo:coordinate-region svg:x="6.504cm" svg:y="1.152cm" svg:width="33.211cm" svg:height="20.921cm"/>
          <chart:axis chart:dimension="x" chart:name="primary-x" chart:style-name="ch4">
            <chart:title svg:x="22.732cm" svg:y="23.2cm" chart:style-name="ch5">
              <text:p>volts</text:p>
            </chart:title>
          </chart:axis>
          <chart:axis chart:dimension="y" chart:name="primary-y" chart:style-name="ch6">
            <chart:title svg:x="3.952cm" svg:y="12.437cm" chart:style-name="ch7">
              <text:p>log freq</text:p>
            </chart:title>
            <chart:grid chart:style-name="ch8" chart:class="major"/>
          </chart:axis>
          <chart:series chart:style-name="ch9" chart:values-cell-range-address="Sheet1.F2:Sheet1.F66" chart:class="chart:scatter">
            <chart:domain table:cell-range-address="Sheet1.B2:Sheet1.B66"/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999965">
                <text:p>-4.999965</text:p>
                <draw:g>
                  <svg:desc>Sheet1.B2:Sheet1.B66</svg:desc>
                </draw:g>
              </table:table-cell>
              <table:table-cell office:value-type="float" office:value="1.79219685018353">
                <text:p>1.79219685018353</text:p>
                <draw:g>
                  <svg:desc>Sheet1.F2:Sheet1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499929">
                <text:p>-4.499929</text:p>
              </table:table-cell>
              <table:table-cell office:value-type="float" office:value="2.29324271969048">
                <text:p>2.29324271969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999939">
                <text:p>-3.999939</text:p>
              </table:table-cell>
              <table:table-cell office:value-type="float" office:value="2.79365648140586">
                <text:p>2.79365648140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99964">
                <text:p>-3.499964</text:p>
              </table:table-cell>
              <table:table-cell office:value-type="float" office:value="3.29437612058698">
                <text:p>3.29437612058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9997">
                <text:p>-2.99997</text:p>
              </table:table-cell>
              <table:table-cell office:value-type="float" office:value="3.79412116254071">
                <text:p>3.79412116254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99969">
                <text:p>-2.499969</text:p>
              </table:table-cell>
              <table:table-cell office:value-type="float" office:value="4.293651593992">
                <text:p>4.293651593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999941">
                <text:p>-1.999941</text:p>
              </table:table-cell>
              <table:table-cell office:value-type="float" office:value="4.79262347202575">
                <text:p>4.79262347202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99948">
                <text:p>-1.899948</text:p>
              </table:table-cell>
              <table:table-cell office:value-type="float" office:value="4.89234152653742">
                <text:p>4.89234152653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99965">
                <text:p>-1.799965</text:p>
              </table:table-cell>
              <table:table-cell office:value-type="float" office:value="4.99199277370793">
                <text:p>4.99199277370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699965">
                <text:p>-1.699965</text:p>
              </table:table-cell>
              <table:table-cell office:value-type="float" office:value="5.09193297343219">
                <text:p>5.09193297343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599941">
                <text:p>-1.599941</text:p>
              </table:table-cell>
              <table:table-cell office:value-type="float" office:value="5.19153848977808">
                <text:p>5.19153848977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499956">
                <text:p>-1.499956</text:p>
              </table:table-cell>
              <table:table-cell office:value-type="float" office:value="5.29131118081249">
                <text:p>5.29131118081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399979">
                <text:p>-1.399979</text:p>
              </table:table-cell>
              <table:table-cell office:value-type="float" office:value="5.39110573725143">
                <text:p>5.39110573725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29998">
                <text:p>-1.29998</text:p>
              </table:table-cell>
              <table:table-cell office:value-type="float" office:value="5.49065926930321">
                <text:p>5.49065926930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99947">
                <text:p>-1.199947</text:p>
              </table:table-cell>
              <table:table-cell office:value-type="float" office:value="5.59037024390192">
                <text:p>5.59037024390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999472">
                <text:p>-1.0999472</text:p>
              </table:table-cell>
              <table:table-cell office:value-type="float" office:value="5.6900152696834">
                <text:p>5.6900152696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99654">
                <text:p>-0.9999654</text:p>
              </table:table-cell>
              <table:table-cell office:value-type="float" office:value="5.78972445281596">
                <text:p>5.78972445281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999886">
                <text:p>-0.8999886</text:p>
              </table:table-cell>
              <table:table-cell office:value-type="float" office:value="5.88941851561316">
                <text:p>5.88941851561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999528">
                <text:p>-0.7999528</text:p>
              </table:table-cell>
              <table:table-cell office:value-type="float" office:value="5.98910546068452">
                <text:p>5.98910546068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999593">
                <text:p>-0.6999593</text:p>
              </table:table-cell>
              <table:table-cell office:value-type="float" office:value="6.08878249442109">
                <text:p>6.08878249442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999659">
                <text:p>-0.5999659</text:p>
              </table:table-cell>
              <table:table-cell office:value-type="float" office:value="6.18848883516467">
                <text:p>6.18848883516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999576">
                <text:p>-0.4999576</text:p>
              </table:table-cell>
              <table:table-cell office:value-type="float" office:value="6.2880693481604">
                <text:p>6.2880693481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999476">
                <text:p>-0.3999476</text:p>
              </table:table-cell>
              <table:table-cell office:value-type="float" office:value="6.38770650828249">
                <text:p>6.38770650828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999424">
                <text:p>-0.2999424</text:p>
              </table:table-cell>
              <table:table-cell office:value-type="float" office:value="6.48739719110144">
                <text:p>6.48739719110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99973">
                <text:p>-0.199973</text:p>
              </table:table-cell>
              <table:table-cell office:value-type="float" office:value="6.58695668467367">
                <text:p>6.586956684673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9998963">
                <text:p>-0.09998963</text:p>
              </table:table-cell>
              <table:table-cell office:value-type="float" office:value="6.68644071712963">
                <text:p>6.68644071712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616">
                <text:p>0.000616</text:p>
              </table:table-cell>
              <table:table-cell office:value-type="float" office:value="6.78621682044904">
                <text:p>6.78621682044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6">
                <text:p>0.000016</text:p>
              </table:table-cell>
              <table:table-cell office:value-type="float" office:value="6.78347053643528">
                <text:p>6.78347053643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998869">
                <text:p>0.09998869</text:p>
              </table:table-cell>
              <table:table-cell office:value-type="float" office:value="6.88582886339212">
                <text:p>6.88582886339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6">
                <text:p>0.000016</text:p>
              </table:table-cell>
              <table:table-cell office:value-type="float" office:value="6.78347053643528">
                <text:p>6.783470536435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99691">
                <text:p>0.0999691</text:p>
              </table:table-cell>
              <table:table-cell office:value-type="float" office:value="6.88352930096907">
                <text:p>6.88352930096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99485">
                <text:p>0.1999485</text:p>
              </table:table-cell>
              <table:table-cell office:value-type="float" office:value="6.9833274657838">
                <text:p>6.9833274657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99177">
                <text:p>0.2999177</text:p>
              </table:table-cell>
              <table:table-cell office:value-type="float" office:value="7.08318070509328">
                <text:p>7.08318070509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99188">
                <text:p>0.3999188</text:p>
              </table:table-cell>
              <table:table-cell office:value-type="float" office:value="7.18275992226129">
                <text:p>7.18275992226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99473">
                <text:p>0.4999473</text:p>
              </table:table-cell>
              <table:table-cell office:value-type="float" office:value="7.28256360754208">
                <text:p>7.282563607542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99368">
                <text:p>0.5999368</text:p>
              </table:table-cell>
              <table:table-cell office:value-type="float" office:value="7.38249511844557">
                <text:p>7.382495118445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99299">
                <text:p>0.6999299</text:p>
              </table:table-cell>
              <table:table-cell office:value-type="float" office:value="7.48205800401207">
                <text:p>7.48205800401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99216">
                <text:p>0.7999216</text:p>
              </table:table-cell>
              <table:table-cell office:value-type="float" office:value="7.58217307502505">
                <text:p>7.58217307502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99582">
                <text:p>0.8999582</text:p>
              </table:table-cell>
              <table:table-cell office:value-type="float" office:value="7.68172550709545">
                <text:p>7.68172550709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9335">
                <text:p>0.9999335</text:p>
              </table:table-cell>
              <table:table-cell office:value-type="float" office:value="7.78158528093261">
                <text:p>7.78158528093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99916">
                <text:p>1.099916</text:p>
              </table:table-cell>
              <table:table-cell office:value-type="float" office:value="7.88128052649523">
                <text:p>7.881280526495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99916">
                <text:p>1.199916</text:p>
              </table:table-cell>
              <table:table-cell office:value-type="float" office:value="7.98104490605186">
                <text:p>7.98104490605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99949">
                <text:p>1.299949</text:p>
              </table:table-cell>
              <table:table-cell office:value-type="float" office:value="8.08078854020346">
                <text:p>8.080788540203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99947">
                <text:p>1.399947</text:p>
              </table:table-cell>
              <table:table-cell office:value-type="float" office:value="8.18055726169088">
                <text:p>8.18055726169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99926">
                <text:p>1.499926</text:p>
              </table:table-cell>
              <table:table-cell office:value-type="float" office:value="8.28025826723212">
                <text:p>8.28025826723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99911">
                <text:p>1.599911</text:p>
              </table:table-cell>
              <table:table-cell office:value-type="float" office:value="8.38000985200002">
                <text:p>8.380009852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99935">
                <text:p>1.699935</text:p>
              </table:table-cell>
              <table:table-cell office:value-type="float" office:value="8.47989951380823">
                <text:p>8.479899513808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99935">
                <text:p>1.799935</text:p>
              </table:table-cell>
              <table:table-cell office:value-type="float" office:value="8.57961308329666">
                <text:p>8.57961308329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99918">
                <text:p>1.899918</text:p>
              </table:table-cell>
              <table:table-cell office:value-type="float" office:value="8.67934321292111">
                <text:p>8.67934321292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99911">
                <text:p>1.999911</text:p>
              </table:table-cell>
              <table:table-cell office:value-type="float" office:value="8.77908791069656">
                <text:p>8.779087910696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99939">
                <text:p>2.499939</text:p>
              </table:table-cell>
              <table:table-cell office:value-type="float" office:value="9.27814725049305">
                <text:p>9.27814725049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99938">
                <text:p>2.999938</text:p>
              </table:table-cell>
              <table:table-cell office:value-type="float" office:value="9.77753197373294">
                <text:p>9.77753197373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99935">
                <text:p>3.499935</text:p>
              </table:table-cell>
              <table:table-cell office:value-type="float" office:value="10.2771683525337">
                <text:p>10.2771683525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99908">
                <text:p>3.999908</text:p>
              </table:table-cell>
              <table:table-cell office:value-type="float" office:value="10.7770021842667">
                <text:p>10.7770021842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99901">
                <text:p>4.499901</text:p>
              </table:table-cell>
              <table:table-cell office:value-type="float" office:value="11.2770768512685">
                <text:p>11.2770768512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999934">
                <text:p>4.999934</text:p>
              </table:table-cell>
              <table:table-cell office:value-type="float" office:value="11.7763985274386">
                <text:p>11.77639852743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499927">
                <text:p>5.499927</text:p>
              </table:table-cell>
              <table:table-cell office:value-type="float" office:value="12.2760315287915">
                <text:p>12.2760315287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999928">
                <text:p>5.999928</text:p>
              </table:table-cell>
              <table:table-cell office:value-type="float" office:value="12.7737965961012">
                <text:p>12.7737965961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499915">
                <text:p>6.499915</text:p>
              </table:table-cell>
              <table:table-cell office:value-type="float" office:value="13.2687801832146">
                <text:p>13.2687801832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99897">
                <text:p>6.999897</text:p>
              </table:table-cell>
              <table:table-cell office:value-type="float" office:value="13.7586577486668">
                <text:p>13.75865774866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49995">
                <text:p>7.49995</text:p>
              </table:table-cell>
              <table:table-cell office:value-type="float" office:value="14.2421849907692">
                <text:p>14.24218499076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999961">
                <text:p>7.999961</text:p>
              </table:table-cell>
              <table:table-cell office:value-type="float" office:value="14.7106490069389">
                <text:p>14.71064900693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499946">
                <text:p>8.499946</text:p>
              </table:table-cell>
              <table:table-cell office:value-type="float" office:value="15.1540014581012">
                <text:p>15.1540014581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999928">
                <text:p>8.999928</text:p>
              </table:table-cell>
              <table:table-cell office:value-type="float" office:value="15.5560110012887">
                <text:p>15.55601100128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99913">
                <text:p>9.499913</text:p>
              </table:table-cell>
              <table:table-cell office:value-type="float" office:value="15.8138423291333">
                <text:p>15.8138423291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